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4000000B4938D8472.png" manifest:media-type="image/png"/>
  <manifest:file-entry manifest:full-path="Pictures/10000001000001A0000000CEA9144D08.png" manifest:media-type="image/png"/>
  <manifest:file-entry manifest:full-path="Pictures/100000010000027A000001622A826303.png" manifest:media-type="image/png"/>
  <manifest:file-entry manifest:full-path="Pictures/100000010000024B000000C20D56C183.png" manifest:media-type="image/png"/>
  <manifest:file-entry manifest:full-path="Pictures/100000010000019A0000005C18E60370.png" manifest:media-type="image/png"/>
  <manifest:file-entry manifest:full-path="Pictures/10000001000001B5000000B7213FF8FF.png" manifest:media-type="image/png"/>
  <manifest:file-entry manifest:full-path="Pictures/100000010000024A000000B7B82BFCBA.png" manifest:media-type="image/png"/>
  <manifest:file-entry manifest:full-path="Pictures/10000001000001BE000000DBDEB324E1.png" manifest:media-type="image/png"/>
  <manifest:file-entry manifest:full-path="Pictures/10000001000001EF000000F36E3D40A0.png" manifest:media-type="image/png"/>
  <manifest:file-entry manifest:full-path="Pictures/100000010000026E000001079BE91C5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7f5a5" officeooo:paragraph-rsid="0007f5a5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094c63" officeooo:paragraph-rsid="00094c63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07f5a5" officeooo:paragraph-rsid="00094c63" style:font-size-asian="13.1000003814697pt" style:font-weight-asian="bold" style:font-size-complex="15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1:</text:p>
      <text:p text:style-name="P1"><draw:frame draw:style-name="fr1" draw:name="Imagen3" text:anchor-type="char" svg:width="16.457cm" svg:height="6.959cm" draw:z-index="2"><draw:image xlink:href="Pictures/100000010000026E000001079BE91C5C.png" xlink:type="simple" xlink:show="embed" xlink:actuate="onLoad" draw:mime-type="image/png"/></draw:frame></text:p>
      <text:p text:style-name="P1"><draw:frame draw:style-name="fr1" draw:name="Imagen4" text:anchor-type="char" svg:width="11.8cm" svg:height="5.794cm" draw:z-index="3"><draw:image xlink:href="Pictures/10000001000001BE000000DBDEB324E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ctividad 2:</text:p>
      <text:p text:style-name="P1"><draw:frame draw:style-name="fr1" draw:name="Imagen1" text:anchor-type="char" svg:width="15.505cm" svg:height="4.842cm" draw:z-index="0"><draw:image xlink:href="Pictures/100000010000024A000000B7B82BFCBA.png" xlink:type="simple" xlink:show="embed" xlink:actuate="onLoad" draw:mime-type="image/png"/></draw:frame></text:p>
      <text:p text:style-name="P1"><draw:frame draw:style-name="fr1" draw:name="Imagen2" text:anchor-type="char" svg:width="11.562cm" svg:height="4.842cm" draw:z-index="1"><draw:image xlink:href="Pictures/10000001000001B5000000B7213FF8F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ctividad 3:</text:p>
      <text:p text:style-name="P1"><draw:frame draw:style-name="fr1" draw:name="Imagen5" text:anchor-type="char" svg:width="15.531cm" svg:height="5.133cm" draw:z-index="4"><draw:image xlink:href="Pictures/100000010000024B000000C20D56C183.png" xlink:type="simple" xlink:show="embed" xlink:actuate="onLoad" draw:mime-type="image/png"/></draw:frame></text:p>
      <text:p text:style-name="P1"><draw:frame draw:style-name="fr1" draw:name="Imagen6" text:anchor-type="char" svg:width="10.848cm" svg:height="2.434cm" draw:z-index="5"><draw:image xlink:href="Pictures/100000010000019A0000005C18E6037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Actividad 4:</text:p>
      <text:p text:style-name="P1"><draw:frame draw:style-name="fr1" draw:name="Imagen7" text:anchor-type="char" svg:width="11.007cm" svg:height="5.45cm" draw:z-index="6"><draw:image xlink:href="Pictures/10000001000001A0000000CEA9144D0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8" text:anchor-type="char" svg:width="16.775cm" svg:height="9.366cm" draw:z-index="7"><draw:image xlink:href="Pictures/100000010000027A000001622A826303.png" xlink:type="simple" xlink:show="embed" xlink:actuate="onLoad" draw:mime-type="image/png"/></draw:frame></text:p>
      <text:p text:style-name="P2"><text:soft-page-break/>Actividad 5:</text:p>
      <text:p text:style-name="P2"><draw:frame draw:style-name="fr1" draw:name="Imagen9" text:anchor-type="char" svg:width="13.097cm" svg:height="6.429cm" draw:z-index="8"><draw:image xlink:href="Pictures/10000001000001EF000000F36E3D40A0.png" xlink:type="simple" xlink:show="embed" xlink:actuate="onLoad" draw:mime-type="image/png"/></draw:frame></text:p>
      <text:p text:style-name="P3"><draw:frame draw:style-name="fr1" draw:name="Imagen10" text:anchor-type="char" svg:width="14.923cm" svg:height="4.763cm" draw:z-index="9"><draw:image xlink:href="Pictures/1000000100000234000000B4938D84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09:36:41.684085834</meta:creation-date>
    <dc:date>2024-12-05T10:06:01.387374774</dc:date>
    <meta:editing-duration>PT1S</meta:editing-duration>
    <meta:editing-cycles>1</meta:editing-cycles>
    <meta:document-statistic meta:table-count="0" meta:image-count="10" meta:object-count="0" meta:page-count="3" meta:paragraph-count="5" meta:word-count="10" meta:character-count="60" meta:non-whitespace-character-count="55"/>
    <meta:generator>LibreOffice/24.8.3.2$Linux_X86_64 LibreOffice_project/e14c9fdd1f585efcbb2c5363087a99d20928d522</meta:generator>
  </office:meta>
</office:document-meta>
</file>